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droom 2 flo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terior do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droom2 do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droom2 pane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throom lea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ll wood burn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re floor insta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raft exclu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rp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y window shel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cket and switches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ghtning?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oiler?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f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d2 windo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d2floorx</text:p>
          </table:table-cell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d2floory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d2ceilpz</text:p>
          </table:table-cell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indowCube Bed2</text:p>
          </table:table-cell>
          <table:table-cell office:value-type="float" office:value="935" calcext:value-type="float">
            <text:p>935</text:p>
          </table:table-cell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add a little depth = y in this cas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v window 1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v door frame</text:p>
          </table:table-cell>
          <table:table-cell office:value-type="float" office:value="763" calcext:value-type="float">
            <text:p>763</text:p>
          </table:table-cell>
          <table:table-cell office:value-type="float" office:value="50" calcext:value-type="float">
            <text:p>50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vWin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3532" calcext:value-type="float">
            <text:p>35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3:53:54.249478085</meta:creation-date>
    <dc:date>2020-10-19T18:32:41.658026975</dc:date>
    <meta:editing-duration>PT3H38M12S</meta:editing-duration>
    <meta:editing-cycles>2</meta:editing-cycles>
    <meta:generator>LibreOffice/6.2.6.2$Linux_X86_64 LibreOffice_project/20$Build-2</meta:generator>
    <meta:document-statistic meta:table-count="1" meta:cell-count="37" meta:object-count="0"/>
  </office:meta>
</office:document-meta>
</file>